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8.609cm" fo:margin-left="-1.381cm" table:align="left" style:writing-mode="lr-tb"/>
    </style:style>
    <style:style style:name="Таблица2.A" style:family="table-column">
      <style:table-column-properties style:column-width="0.993cm"/>
    </style:style>
    <style:style style:name="Таблица2.B" style:family="table-column">
      <style:table-column-properties style:column-width="6.107cm"/>
    </style:style>
    <style:style style:name="Таблица2.C" style:family="table-column">
      <style:table-column-properties style:column-width="3.778cm"/>
    </style:style>
    <style:style style:name="Таблица2.D" style:family="table-column">
      <style:table-column-properties style:column-width="7.73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.191cm"/>
    </style:style>
    <style:style style:name="Таблица3" style:family="table">
      <style:table-properties style:width="16.51cm" fo:margin-left="0cm" table:align="left" style:writing-mode="lr-tb"/>
    </style:style>
    <style:style style:name="Таблица3.A" style:family="table-column">
      <style:table-column-properties style:column-width="4.392cm"/>
    </style:style>
    <style:style style:name="Таблица3.B" style:family="table-column">
      <style:table-column-properties style:column-width="3.096cm"/>
    </style:style>
    <style:style style:name="Таблица3.C" style:family="table-column">
      <style:table-column-properties style:column-width="2.91cm"/>
    </style:style>
    <style:style style:name="Таблица3.E" style:family="table-column">
      <style:table-column-properties style:column-width="3.016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min-row-height="0.972cm"/>
    </style:style>
    <style:style style:name="P1" style:family="paragraph" style:parent-style-name="Footer">
      <style:paragraph-properties fo:text-align="center" style:justify-single-word="false"/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6a0ffc"/>
    </style:style>
    <style:style style:name="P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a67a27"/>
    </style:style>
    <style:style style:name="P6" style:family="paragraph" style:parent-style-name="Heading_20_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" style:family="paragraph" style:parent-style-name="Heading_20_1">
      <style:text-properties style:font-name="Liberation Serif" fo:font-size="14pt" fo:font-weight="bold" officeooo:rsid="00a67a27" officeooo:paragraph-rsid="00ca9754" style:font-size-asian="14pt" style:font-weight-asian="bold" style:font-size-complex="14pt" style:font-weight-complex="bold"/>
    </style:style>
    <style:style style:name="P8" style:family="paragraph" style:parent-style-name="Heading_20_1">
      <style:text-properties style:font-name="Liberation Serif" fo:font-size="14pt" fo:font-weight="bold" officeooo:rsid="00a67a27" officeooo:paragraph-rsid="00a67a27" style:font-size-asian="14pt" style:font-weight-asian="bold" style:font-size-complex="14pt" style:font-weight-complex="bold"/>
    </style:style>
    <style:style style:name="P9" style:family="paragraph" style:parent-style-name="Heading_20_1">
      <style:text-properties style:font-name="Liberation Serif" fo:font-size="14pt" fo:font-weight="bold" officeooo:rsid="00755add" officeooo:paragraph-rsid="00755add" style:font-size-asian="14pt" style:font-weight-asian="bold" style:font-size-complex="14pt" style:font-weight-complex="bold"/>
    </style:style>
    <style:style style:name="P10" style:family="paragraph" style:parent-style-name="Heading_20_1">
      <style:text-properties style:font-name="Liberation Serif" fo:font-size="14pt" fo:font-weight="bold" officeooo:rsid="0104d0cd" officeooo:paragraph-rsid="0104d0cd" style:font-size-asian="14pt" style:font-weight-asian="bold" style:font-size-complex="14pt" style:font-weight-complex="bold"/>
    </style:style>
    <style:style style:name="P11" style:family="paragraph" style:parent-style-name="Heading_20_1">
      <style:text-properties style:font-name="Liberation Serif" fo:font-size="14pt" fo:font-weight="bold" officeooo:rsid="0105838a" officeooo:paragraph-rsid="0105838a" style:font-size-asian="14pt" style:font-weight-asian="bold" style:font-size-complex="14pt" style:font-weight-complex="bold"/>
    </style:style>
    <style:style style:name="P12" style:family="paragraph" style:parent-style-name="Heading_20_1">
      <style:text-properties style:font-name="Liberation Serif" fo:font-size="14pt" fo:font-weight="bold" officeooo:rsid="01029472" officeooo:paragraph-rsid="004e7a3a" style:font-size-asian="14pt" style:font-weight-asian="bold" style:font-size-complex="14pt" style:font-weight-complex="bold"/>
    </style:style>
    <style:style style:name="P13" style:family="paragraph" style:parent-style-name="Heading_20_1">
      <style:text-properties style:font-name="Liberation Serif" fo:font-size="14pt" fo:font-weight="bold" officeooo:rsid="0105ed31" officeooo:paragraph-rsid="0105ed31" style:font-size-asian="14pt" style:font-weight-asian="bold" style:font-size-complex="14pt" style:font-weight-complex="bold"/>
    </style:style>
    <style:style style:name="P14" style:family="paragraph" style:parent-style-name="Heading_20_1">
      <style:text-properties style:font-name="Liberation Serif" fo:font-size="14pt" fo:font-weight="bold" officeooo:rsid="0103b806" officeooo:paragraph-rsid="0103b80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70461b" officeooo:paragraph-rsid="0070461b" style:font-name-asian="Times New Roman" style:font-size-asian="14pt" style:font-name-complex="Times New Roman" style:font-size-complex="14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30423b" officeooo:paragraph-rsid="00bf6751" style:font-size-asian="14pt" style:font-size-complex="14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bf6751" officeooo:paragraph-rsid="00bf6751" style:font-size-asian="14pt" style:font-size-complex="14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24982e" officeooo:paragraph-rsid="0124982e" style:font-size-asian="14pt" style:font-size-complex="14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24982e" officeooo:paragraph-rsid="01573a52" style:font-size-asian="14pt" style:font-size-complex="14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25962e" officeooo:paragraph-rsid="0125962e" style:font-size-asian="14pt" style:font-size-complex="14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573a52" officeooo:paragraph-rsid="01573a52" style:font-size-asian="14pt" style:font-size-complex="14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c81b1c" officeooo:paragraph-rsid="01573a52" style:font-size-asian="14pt" style:font-size-complex="14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574ce9" officeooo:paragraph-rsid="01574ce9" style:font-size-asian="14pt" style:font-size-complex="14pt"/>
    </style:style>
    <style:style style:name="P28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officeooo:rsid="009d13f7" officeooo:paragraph-rsid="009de4e1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officeooo:rsid="009d13f7" officeooo:paragraph-rsid="01102822" style:font-size-asian="14pt" style:font-size-complex="14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paragraph-rsid="00bf6751" style:font-size-asian="14pt" style:font-size-complex="14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bf6751" officeooo:paragraph-rsid="00bf6751" style:font-size-asian="14pt" style:font-size-complex="14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26d1c" officeooo:paragraph-rsid="00c26d1c" style:font-size-asian="14pt" style:font-size-complex="14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4444f" officeooo:paragraph-rsid="00c4444f" style:font-size-asian="14pt" style:font-size-complex="14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53472" officeooo:paragraph-rsid="00c53472" style:font-size-asian="14pt" style:font-size-complex="14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7237b" officeooo:paragraph-rsid="00c7237b" style:font-size-asian="14pt" style:font-size-complex="14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81b1c" officeooo:paragraph-rsid="00c81b1c" style:font-size-asian="14pt" style:font-size-complex="14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97263" officeooo:paragraph-rsid="00c97263" style:font-size-asian="14pt" style:font-size-complex="14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a9754" officeooo:paragraph-rsid="00ca9754" style:font-size-asian="14pt" style:font-size-complex="14pt"/>
    </style:style>
    <style:style style:name="P39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officeooo:paragraph-rsid="009de4e1" style:font-size-asian="14pt" style:font-size-complex="14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1574ce9" officeooo:paragraph-rsid="01574ce9" style:font-size-asian="14pt" style:font-size-complex="14pt"/>
    </style:style>
    <style:style style:name="P41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style:text-underline-style="solid" style:text-underline-width="auto" style:text-underline-color="font-color" officeooo:rsid="009d13f7" officeooo:paragraph-rsid="009de4e1" style:font-size-asian="14pt" style:font-size-complex="14pt"/>
    </style:style>
    <style:style style:name="P42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solid" style:text-underline-width="auto" style:text-underline-color="font-color" officeooo:rsid="01534fa6" officeooo:paragraph-rsid="01534fa6" style:font-size-asian="14pt" style:font-size-complex="14pt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0f8c594" officeooo:paragraph-rsid="014ae75c" style:font-size-asian="14pt" style:font-weight-asian="normal" style:font-size-complex="14pt" style:font-weight-complex="normal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14ae75c" officeooo:paragraph-rsid="014ae75c" style:font-size-asian="14pt" style:font-weight-asian="normal" style:font-size-complex="14pt" style:font-weight-complex="normal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paragraph-rsid="01019ffc" style:font-size-asian="12.25pt" style:font-weight-asian="normal" style:font-size-complex="14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4pt" officeooo:rsid="0157f218" officeooo:paragraph-rsid="0157f218" style:font-size-asian="12.25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4pt" officeooo:rsid="0157f218" officeooo:paragraph-rsid="01582929" style:font-size-asian="12.25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4pt" officeooo:rsid="01582929" officeooo:paragraph-rsid="01582929" style:font-size-asian="12.25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4pt" officeooo:rsid="01585f4a" officeooo:paragraph-rsid="01585f4a" style:font-size-asian="12.25pt" style:font-size-complex="14pt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weight="bold" style:font-name-asian="Times New Roman" style:font-weight-asian="bold" style:font-name-complex="Times New Roman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style="italic" officeooo:rsid="0019e290" officeooo:paragraph-rsid="0019e290" style:font-name-asian="Times New Roman" style:font-style-asian="italic" style:font-name-complex="Times New Roman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ru" fo:country="RU" fo:font-style="italic" style:font-name-asian="Times New Roman" style:font-style-asian="italic" style:font-name-complex="Times New Roman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55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style:font-name-asian="Times New Roman" style:font-size-asian="12pt" style:font-name-complex="Times New Roman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fo:font-style="italic" style:font-name-asian="Times New Roman" style:font-size-asian="12pt" style:font-style-asian="italic" style:font-name-complex="Times New Roman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Liberation Serif" fo:font-size="6pt" fo:language="ru" fo:country="RU" style:font-name-asian="Times New Roman" style:font-size-asian="6pt" style:font-name-complex="Times New Roman" style:font-size-complex="14pt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style:font-name="Liberation Serif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officeooo:paragraph-rsid="015198b0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n" fo:country="US" fo:font-style="italic" style:font-name-asian="Times New Roman" style:font-style-asian="italic" style:font-name-complex="Times New Roman"/>
    </style:style>
    <style:style style:name="P6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a67a27" fo:background-color="transparent"/>
    </style:style>
    <style:style style:name="P6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bc7a21" fo:background-color="transparent"/>
    </style:style>
    <style:style style:name="P65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weight-complex="bold"/>
    </style:style>
    <style:style style:name="P66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fo:background-color="transparent" style:font-name-asian="Times New Roman" style:font-size-asian="14pt" style:language-asian="ru" style:country-asian="RU" style:font-name-complex="Times New Roman" style:font-size-complex="14pt" style:font-weight-complex="bold"/>
    </style:style>
    <style:style style:name="P67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3beaa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8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9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19e29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0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38ceb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1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55add" officeooo:paragraph-rsid="00776dc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2" style:family="paragraph" style:parent-style-name="List_20_Paragraph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153f08" officeooo:paragraph-rsid="01153f0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3" style:family="paragraph" style:parent-style-name="List_20_Paragraph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55186d" officeooo:paragraph-rsid="0155186d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14a09c7" officeooo:paragraph-rsid="009607d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5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159ee10" officeooo:paragraph-rsid="0159ee1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15b06f9" officeooo:paragraph-rsid="015b06f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bold" officeooo:rsid="014a09c7" officeooo:paragraph-rsid="009607d1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78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Liberation Mono" fo:font-size="14pt" fo:font-weight="normal" officeooo:rsid="011c48ab" fo:background-color="#000000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d4d4d4" loext:opacity="100%" style:font-name="Liberation Mono" fo:font-size="14pt" fo:font-weight="normal" officeooo:rsid="00a67a27" officeooo:paragraph-rsid="0118af2a" fo:background-color="#1e1e1e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d4d4d4" loext:opacity="100%" style:font-name="Liberation Mono" fo:font-size="14pt" fo:font-weight="normal" officeooo:rsid="009d13f7" officeooo:paragraph-rsid="01102822" fo:background-color="#1e1e1e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d4d4d4" loext:opacity="100%" style:font-name="Liberation Mono" fo:font-size="14pt" fo:font-weight="normal" officeooo:paragraph-rsid="01102822" fo:background-color="#1e1e1e" style:font-size-asian="14pt" style:font-size-complex="14pt"/>
    </style:style>
    <style:style style:name="P82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fo:background-color="#1e1e1e" style:font-size-asian="14pt" style:font-size-complex="14pt"/>
    </style:style>
    <style:style style:name="P83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fo:background-color="#000000" style:font-size-asian="14pt" style:font-size-complex="14pt"/>
    </style:style>
    <style:style style:name="P84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5732c0" fo:background-color="#000000" style:font-size-asian="14pt" style:font-size-complex="14pt"/>
    </style:style>
    <style:style style:name="P85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5724e1" fo:background-color="#000000" style:font-size-asian="14pt" style:font-size-complex="14pt"/>
    </style:style>
    <style:style style:name="P86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style:text-underline-style="none" fo:font-weight="normal" officeooo:rsid="01102822" officeooo:paragraph-rsid="01102822" fo:background-color="#1e1e1e" style:font-size-asian="14pt" style:font-size-complex="14pt"/>
    </style:style>
    <style:style style:name="P8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907a36" officeooo:paragraph-rsid="00907a36"/>
    </style:style>
    <style:style style:name="P88" style:family="paragraph" style:parent-style-name="Contents_20_Heading">
      <style:text-properties style:use-window-font-color="true" loext:opacity="0%" style:font-name="Liberation Serif" fo:background-color="transparent"/>
    </style:style>
    <style:style style:name="P89" style:family="paragraph" style:parent-style-name="Standard">
      <style:paragraph-properties fo:margin-top="0cm" fo:margin-bottom="0cm" style:contextual-spacing="false" style:line-height-at-least="0.503cm"/>
      <style:text-properties style:font-name="Liberation Mono" fo:font-size="14pt" fo:background-color="#000000" style:font-size-asian="14pt" style:font-size-complex="14pt"/>
    </style:style>
    <style:style style:name="P90" style:family="paragraph" style:parent-style-name="Standard">
      <style:paragraph-properties fo:margin-top="0cm" fo:margin-bottom="0cm" style:contextual-spacing="false" style:line-height-at-least="0.503cm"/>
      <style:text-properties style:font-name="Liberation Mono" fo:font-size="14pt" officeooo:paragraph-rsid="015732c0" fo:background-color="#000000" style:font-size-asian="14pt" style:font-size-complex="14pt"/>
    </style:style>
    <style:style style:name="P91" style:family="paragraph" style:parent-style-name="Standard">
      <style:text-properties style:font-name="Liberation Mono" fo:font-size="14pt" officeooo:paragraph-rsid="015732c0" fo:background-color="#000000" style:font-size-asian="14pt" style:font-size-complex="14pt"/>
    </style:style>
    <style:style style:name="P92" style:family="paragraph" style:parent-style-name="List_20_Paragraph" style:list-style-name="L1" style:master-page-name="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ab047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93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b4fb0" style:font-name-asian="Times New Roman" style:font-size-asian="14pt" style:language-asian="ru" style:country-asian="RU" style:font-weight-asian="bold" style:font-name-complex="Times New Roman" style:font-size-complex="14pt"/>
    </style:style>
    <style:style style:name="P94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5198b0" officeooo:paragraph-rsid="015198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5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55add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6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0cf7ec" officeooo:paragraph-rsid="010cf7e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7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9b2543" officeooo:paragraph-rsid="009b254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8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55186d" officeooo:paragraph-rsid="0155186d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9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officeooo:rsid="001ab047" officeooo:paragraph-rsid="001b4fb0" style:font-size-asian="14pt" style:font-size-complex="14pt"/>
    </style:style>
    <style:style style:name="P100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9b2543" officeooo:paragraph-rsid="009b2543" style:font-size-asian="14pt" style:font-weight-asian="normal" style:font-size-complex="14pt" style:font-weight-complex="normal"/>
    </style:style>
    <style:style style:name="P101" style:family="paragraph" style:parent-style-name="List_20_Paragraph" style:list-style-name="L3">
      <style:paragraph-properties fo:margin-left="0cm" fo:margin-right="0cm" fo:text-indent="0cm" style:auto-text-indent="false"/>
      <style:text-properties style:font-name="Liberation Serif" fo:font-size="14pt" fo:font-weight="normal" officeooo:rsid="015b06f9" officeooo:paragraph-rsid="015b06f9" style:font-size-asian="14pt" style:font-weight-asian="normal" style:font-size-complex="14pt" style:font-weight-complex="normal"/>
    </style:style>
    <style:style style:name="P102" style:family="paragraph" style:parent-style-name="List_20_Paragraph" style:list-style-name="L4">
      <style:text-properties style:font-name="Liberation Serif" fo:font-size="14pt" fo:font-weight="normal" officeooo:rsid="01634ea2" officeooo:paragraph-rsid="01634ea2" style:font-size-asian="14pt" style:font-weight-asian="normal" style:font-size-complex="14pt" style:font-weight-complex="normal"/>
    </style:style>
    <style:style style:name="P103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style="normal" fo:font-weight="bold" officeooo:rsid="002ce9a5" officeooo:paragraph-rsid="002ce9a5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000000" loext:opacity="100%" fo:language="ru" fo:country="RU" style:font-name-asian="Times New Roman" style:language-asian="ru" style:country-asian="RU" style:font-name-complex="Times New Roman"/>
    </style:style>
    <style:style style:name="T2" style:family="text">
      <style:text-properties fo:color="#000000" loext:opacity="100%" fo:language="ru" fo:country="RU" officeooo:rsid="001b4fb0" style:font-name-asian="Times New Roman" style:language-asian="ru" style:country-asian="RU" style:font-name-complex="Times New Roman"/>
    </style:style>
    <style:style style:name="T3" style:family="text">
      <style:text-properties fo:color="#000000" loext:opacity="100%" fo:language="ru" fo:country="RU" fo:font-weight="bold" style:font-name-asian="Times New Roman" style:language-asian="ru" style:country-asian="RU" style:font-weight-asian="bold" style:font-name-complex="Times New Roman"/>
    </style:style>
    <style:style style:name="T4" style:family="text">
      <style:text-properties fo:color="#000000" loext:opacity="100%" fo:language="ru" fo:country="RU" fo:font-weight="bold" officeooo:rsid="001b4fb0" style:font-name-asian="Times New Roman" style:language-asian="ru" style:country-asian="RU" style:font-weight-asian="bold" style:font-name-complex="Times New Roman"/>
    </style:style>
    <style:style style:name="T5" style:family="text">
      <style:text-properties fo:color="#000000" loext:opacity="100%" fo:language="ru" fo:country="RU" fo:font-weight="bold" officeooo:rsid="0077cffe" style:font-name-asian="Times New Roman" style:language-asian="ru" style:country-asian="RU" style:font-weight-asian="bold" style:font-name-complex="Times New Roman"/>
    </style:style>
    <style:style style:name="T6" style:family="text">
      <style:text-properties fo:color="#000000" loext:opacity="100%" fo:font-size="18pt" fo:language="ru" fo:country="RU" style:text-underline-style="solid" style:text-underline-width="auto" style:text-underline-color="font-color" fo:font-weight="bold" style:font-name-asian="Times New Roman" style:font-size-asian="18pt" style:font-weight-asian="bold" style:font-name-complex="Times New Roman" style:font-size-complex="14pt" style:font-weight-complex="bold"/>
    </style:style>
    <style:style style:name="T7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019e290" style:font-name-asian="Times New Roman" style:font-size-asian="18pt" style:font-weight-asian="bold" style:font-name-complex="Times New Roman" style:font-size-complex="14pt" style:font-weight-complex="bold"/>
    </style:style>
    <style:style style:name="T8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15198b0" style:font-name-asian="Times New Roman" style:font-size-asian="18pt" style:font-weight-asian="bold" style:font-name-complex="Times New Roman" style:font-size-complex="14pt" style:font-weight-complex="bold"/>
    </style:style>
    <style:style style:name="T9" style:family="text">
      <style:text-properties fo:color="#000000" loext:opacity="100%" style:font-name="Liberation Serif" fo:background-color="transparent" loext:char-shading-value="0"/>
    </style:style>
    <style:style style:name="T10" style:family="text">
      <style:text-properties fo:color="#000000" loext:opacity="100%" style:font-name="Liberation Serif" officeooo:rsid="00b991f0" fo:background-color="transparent" loext:char-shading-value="0"/>
    </style:style>
    <style:style style:name="T11" style:family="text">
      <style:text-properties fo:color="#000000" loext:opacity="100%" style:font-name="Liberation Serif" officeooo:rsid="0118af2a" fo:background-color="transparent" loext:char-shading-value="0"/>
    </style:style>
    <style:style style:name="T12" style:family="text">
      <style:text-properties fo:color="#000000" loext:opacity="100%" style:font-name="Liberation Serif" officeooo:rsid="00b991f0" fo:background-color="transparent" loext:char-shading-value="0" style:font-weight-asian="normal" style:font-weight-complex="normal"/>
    </style:style>
    <style:style style:name="T13" style:family="text">
      <style:text-properties fo:color="#000000" loext:opacity="100%" style:font-name="Liberation Serif" officeooo:rsid="015724e1" fo:background-color="transparent" loext:char-shading-value="0"/>
    </style:style>
    <style:style style:name="T14" style:family="text">
      <style:text-properties fo:color="#000000" loext:opacity="100%" style:font-name="Liberation Serif" officeooo:rsid="015732c0" fo:background-color="transparent" loext:char-shading-value="0"/>
    </style:style>
    <style:style style:name="T15" style:family="text">
      <style:text-properties fo:color="#000000" loext:opacity="100%" style:font-name="Liberation Serif" fo:font-weight="normal" fo:background-color="transparent" loext:char-shading-value="0"/>
    </style:style>
    <style:style style:name="T16" style:family="text">
      <style:text-properties fo:color="#000000" loext:opacity="100%" style:font-name="Liberation Serif" fo:font-weight="normal" officeooo:rsid="00b991f0" fo:background-color="transparent" loext:char-shading-value="0" style:font-weight-asian="normal" style:font-weight-complex="normal"/>
    </style:style>
    <style:style style:name="T17" style:family="text">
      <style:text-properties fo:color="#000000" loext:opacity="100%" style:font-name="Liberation Serif" fo:font-weight="normal" officeooo:rsid="011c48ab" fo:background-color="transparent" loext:char-shading-value="0" style:font-weight-asian="normal" style:font-weight-complex="normal"/>
    </style:style>
    <style:style style:name="T18" style:family="text">
      <style:text-properties fo:color="#000000" loext:opacity="100%" style:font-name="Liberation Serif" fo:font-weight="normal" officeooo:rsid="015724e1" fo:background-color="transparent" loext:char-shading-value="0" style:font-weight-asian="normal" style:font-weight-complex="normal"/>
    </style:style>
    <style:style style:name="T19" style:family="text">
      <style:text-properties fo:color="#000000" loext:opacity="100%" style:font-name="Liberation Serif" fo:font-weight="normal" officeooo:rsid="015724e1" fo:background-color="transparent" loext:char-shading-value="0"/>
    </style:style>
    <style:style style:name="T20" style:family="text">
      <style:text-properties fo:font-size="12pt" fo:language="ru" fo:country="RU" style:font-name-asian="Times New Roman" style:font-size-asian="12pt" style:font-name-complex="Times New Roman"/>
    </style:style>
    <style:style style:name="T21" style:family="text">
      <style:text-properties fo:font-size="12pt" style:font-name-asian="Times New Roman" style:font-size-asian="12pt" style:font-name-complex="Times New Roman"/>
    </style:style>
    <style:style style:name="T22" style:family="text">
      <style:text-properties fo:font-size="14pt" fo:language="ru" fo:country="RU" style:font-name-asian="Times New Roman" style:font-size-asian="14pt" style:font-name-complex="Times New Roman" style:font-size-complex="14pt" style:font-weight-complex="bold"/>
    </style:style>
    <style:style style:name="T23" style:family="text">
      <style:text-properties fo:font-size="14pt" fo:language="ru" fo:country="RU" officeooo:rsid="0072a047" style:font-name-asian="Times New Roman" style:font-size-asian="14pt" style:font-name-complex="Times New Roman" style:font-size-complex="14pt" style:font-weight-complex="bold"/>
    </style:style>
    <style:style style:name="T24" style:family="text">
      <style:text-properties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T25" style:family="text">
      <style:text-properties fo:font-size="14pt" fo:language="ru" fo:country="RU" officeooo:rsid="00a67a27" style:font-name-asian="Times New Roman" style:font-size-asian="14pt" style:font-name-complex="Times New Roman" style:font-size-complex="14pt" style:font-weight-complex="bold"/>
    </style:style>
    <style:style style:name="T26" style:family="text">
      <style:text-properties fo:font-size="14pt" fo:language="ru" fo:country="RU" fo:font-style="italic" style:font-name-asian="Times New Roman" style:font-size-asian="14pt" style:font-style-asian="italic" style:font-name-complex="Times New Roman"/>
    </style:style>
    <style:style style:name="T27" style:family="text">
      <style:text-properties fo:font-size="14pt" fo:language="ru" fo:country="RU" fo:font-style="italic" officeooo:rsid="0019e290" style:font-name-asian="Times New Roman" style:font-size-asian="14pt" style:font-style-asian="italic" style:font-name-complex="Times New Roman"/>
    </style:style>
    <style:style style:name="T28" style:family="text">
      <style:text-properties fo:font-size="14pt" fo:language="ru" fo:country="RU" fo:font-style="italic" officeooo:rsid="0072a047" style:font-name-asian="Times New Roman" style:font-size-asian="14pt" style:font-style-asian="italic" style:font-name-complex="Times New Roman"/>
    </style:style>
    <style:style style:name="T29" style:family="text">
      <style:text-properties fo:font-size="14pt" fo:language="ru" fo:country="RU" fo:font-style="italic" officeooo:rsid="002362e6" style:font-name-asian="Times New Roman" style:font-size-asian="14pt" style:font-style-asian="italic" style:font-name-complex="Times New Roman"/>
    </style:style>
    <style:style style:name="T30" style:family="text">
      <style:text-properties style:font-name="Liberation Serif" fo:background-color="transparent" loext:char-shading-value="0"/>
    </style:style>
    <style:style style:name="T31" style:family="text">
      <style:text-properties style:font-name="Liberation Serif" officeooo:rsid="00907a36" fo:background-color="transparent" loext:char-shading-value="0"/>
    </style:style>
    <style:style style:name="T32" style:family="text">
      <style:text-properties style:font-name="Liberation Serif" officeooo:rsid="00a67a27" fo:background-color="transparent" loext:char-shading-value="0"/>
    </style:style>
    <style:style style:name="T33" style:family="text">
      <style:text-properties style:font-name="Liberation Serif" officeooo:rsid="015732c0" fo:background-color="transparent" loext:char-shading-value="0"/>
    </style:style>
    <style:style style:name="T34" style:family="text">
      <style:text-properties style:font-name="Liberation Serif" officeooo:rsid="015b1ee6" fo:background-color="transparent" loext:char-shading-value="0"/>
    </style:style>
    <style:style style:name="T35" style:family="text">
      <style:text-properties officeooo:rsid="0077cffe"/>
    </style:style>
    <style:style style:name="T36" style:family="text">
      <style:text-properties officeooo:rsid="0092f2af"/>
    </style:style>
    <style:style style:name="T37" style:family="text">
      <style:text-properties fo:color="#569cd6" loext:opacity="100%"/>
    </style:style>
    <style:style style:name="T38" style:family="text">
      <style:text-properties fo:color="#569cd6" loext:opacity="100%" fo:font-weight="normal"/>
    </style:style>
    <style:style style:name="T39" style:family="text">
      <style:text-properties fo:color="#569cd6" loext:opacity="100%" fo:font-weight="normal" officeooo:rsid="011c48ab" style:font-weight-asian="normal" style:font-weight-complex="normal"/>
    </style:style>
    <style:style style:name="T40" style:family="text">
      <style:text-properties fo:color="#569cd6" loext:opacity="100%" officeooo:rsid="009d13f7" style:font-weight-asian="normal" style:font-weight-complex="normal"/>
    </style:style>
    <style:style style:name="T41" style:family="text">
      <style:text-properties fo:color="#569cd6" loext:opacity="100%" officeooo:rsid="00b991f0"/>
    </style:style>
    <style:style style:name="T42" style:family="text">
      <style:text-properties fo:color="#d4d4d4" loext:opacity="100%" fo:font-weight="normal"/>
    </style:style>
    <style:style style:name="T43" style:family="text">
      <style:text-properties fo:color="#d4d4d4" loext:opacity="100%" fo:font-weight="normal" officeooo:rsid="011c48ab" style:font-weight-asian="normal" style:font-weight-complex="normal"/>
    </style:style>
    <style:style style:name="T44" style:family="text">
      <style:text-properties fo:color="#4ec9b0" loext:opacity="100%"/>
    </style:style>
    <style:style style:name="T45" style:family="text">
      <style:text-properties fo:color="#4ec9b0" loext:opacity="100%" fo:font-weight="normal" officeooo:rsid="011c48ab" style:font-weight-asian="normal" style:font-weight-complex="normal"/>
    </style:style>
    <style:style style:name="T46" style:family="text">
      <style:text-properties fo:color="#4ec9b0" loext:opacity="100%" officeooo:rsid="009d13f7" style:font-weight-asian="normal" style:font-weight-complex="normal"/>
    </style:style>
    <style:style style:name="T47" style:family="text">
      <style:text-properties fo:color="#9cdcfe" loext:opacity="100%"/>
    </style:style>
    <style:style style:name="T48" style:family="text">
      <style:text-properties fo:color="#9cdcfe" loext:opacity="100%" fo:font-weight="normal"/>
    </style:style>
    <style:style style:name="T49" style:family="text">
      <style:text-properties fo:color="#9cdcfe" loext:opacity="100%" fo:font-weight="normal" officeooo:rsid="011c48ab" style:font-weight-asian="normal" style:font-weight-complex="normal"/>
    </style:style>
    <style:style style:name="T50" style:family="text">
      <style:text-properties officeooo:rsid="009de4e1"/>
    </style:style>
    <style:style style:name="T51" style:family="text">
      <style:text-properties fo:color="#dcdcaa" loext:opacity="100%"/>
    </style:style>
    <style:style style:name="T52" style:family="text">
      <style:text-properties fo:color="#dcdcaa" loext:opacity="100%" fo:font-weight="normal"/>
    </style:style>
    <style:style style:name="T53" style:family="text">
      <style:text-properties fo:color="#dcdcaa" loext:opacity="100%" fo:font-weight="normal" officeooo:rsid="011c48ab" style:font-weight-asian="normal" style:font-weight-complex="normal"/>
    </style:style>
    <style:style style:name="T54" style:family="text">
      <style:text-properties fo:color="#dcdcaa" loext:opacity="100%" officeooo:rsid="00b991f0"/>
    </style:style>
    <style:style style:name="T55" style:family="text">
      <style:text-properties officeooo:rsid="009d13f7" style:font-weight-asian="normal" style:font-weight-complex="normal"/>
    </style:style>
    <style:style style:name="T56" style:family="text">
      <style:text-properties officeooo:rsid="008c1150"/>
    </style:style>
    <style:style style:name="T57" style:family="text">
      <style:text-properties officeooo:rsid="00e56269"/>
    </style:style>
    <style:style style:name="T58" style:family="text">
      <style:text-properties officeooo:rsid="00fb02e9"/>
    </style:style>
    <style:style style:name="T59" style:family="text">
      <style:text-properties officeooo:rsid="0103b806"/>
    </style:style>
    <style:style style:name="T60" style:family="text">
      <style:text-properties officeooo:rsid="010fa4ec"/>
    </style:style>
    <style:style style:name="T61" style:family="text">
      <style:text-properties officeooo:rsid="00b991f0"/>
    </style:style>
    <style:style style:name="T62" style:family="text">
      <style:text-properties officeooo:rsid="0124982e"/>
    </style:style>
    <style:style style:name="T63" style:family="text">
      <style:text-properties officeooo:rsid="0127017c"/>
    </style:style>
    <style:style style:name="T64" style:family="text">
      <style:text-properties officeooo:rsid="01019ffc"/>
    </style:style>
    <style:style style:name="T65" style:family="text">
      <style:text-properties officeooo:rsid="012d30aa"/>
    </style:style>
    <style:style style:name="T66" style:family="text">
      <style:text-properties officeooo:rsid="014a09c7"/>
    </style:style>
    <style:style style:name="T67" style:family="text">
      <style:text-properties officeooo:rsid="014ae75c"/>
    </style:style>
    <style:style style:name="T68" style:family="text">
      <style:text-properties officeooo:rsid="015198b0"/>
    </style:style>
    <style:style style:name="T69" style:family="text">
      <style:text-properties fo:color="#b5cea8" loext:opacity="100%"/>
    </style:style>
    <style:style style:name="T70" style:family="text">
      <style:text-properties fo:color="#b5cea8" loext:opacity="100%" fo:font-weight="normal"/>
    </style:style>
    <style:style style:name="T71" style:family="text">
      <style:text-properties fo:color="#b5cea8" loext:opacity="100%" fo:font-weight="normal" officeooo:rsid="011c48ab" style:font-weight-asian="normal" style:font-weight-complex="normal"/>
    </style:style>
    <style:style style:name="T72" style:family="text">
      <style:text-properties officeooo:rsid="01534fa6"/>
    </style:style>
    <style:style style:name="T73" style:family="text">
      <style:text-properties officeooo:rsid="009d13f7"/>
    </style:style>
    <style:style style:name="T74" style:family="text">
      <style:text-properties officeooo:rsid="01573a52"/>
    </style:style>
    <style:style style:name="T75" style:family="text">
      <style:text-properties officeooo:rsid="01574ce9"/>
    </style:style>
    <style:style style:name="T76" style:family="text">
      <style:text-properties officeooo:rsid="0157f218"/>
    </style:style>
    <style:style style:name="T77" style:family="text">
      <style:text-properties officeooo:rsid="01585f4a"/>
    </style:style>
    <style:style style:name="T78" style:family="text">
      <style:text-properties officeooo:rsid="015b06f9"/>
    </style:style>
    <style:style style:name="T79" style:family="text">
      <style:text-properties officeooo:rsid="015b1ee6"/>
    </style:style>
    <style:style style:name="T80" style:family="text">
      <style:text-properties officeooo:rsid="015b2ec7"/>
    </style:style>
    <style:style style:name="T81" style:family="text">
      <style:text-properties officeooo:rsid="015ca00d"/>
    </style:style>
    <style:style style:name="T82" style:family="text">
      <style:text-properties officeooo:rsid="015fb5a2"/>
    </style:style>
    <style:style style:name="T83" style:family="text">
      <style:text-properties officeooo:rsid="015fcc42"/>
    </style:style>
    <style:style style:name="T84" style:family="text">
      <style:text-properties officeooo:rsid="0160e96c"/>
    </style:style>
    <style:style style:name="T85" style:family="text">
      <style:text-properties officeooo:rsid="0161edca"/>
    </style:style>
    <style:style style:name="T86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1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54">Министерство науки и высшего образования Российской Федерации</text:p>
            <text:p text:style-name="P54">Федеральное государственное бюджетное образовательное учреждение </text:p>
            <text:p text:style-name="P54">высшего образования</text:p>
            <text:p text:style-name="P55">«Московский государственный технический университет</text:p>
            <text:p text:style-name="P55">имени Н.Э. Баумана</text:p>
            <text:p text:style-name="P54">(национальный исследовательский университет)»</text:p>
            <text:p text:style-name="P54">(МГТУ им. Н.Э. Баумана)</text:p>
          </table:table-cell>
        </table:table-row>
      </table:table>
      <text:p text:style-name="P58"/>
      <text:p text:style-name="P15"/>
      <text:p text:style-name="P59"><text:span text:style-name="T20">ФАКУЛЬТЕТ <text:tab/></text:span><text:span text:style-name="T21">Информатика и системы управления</text:span></text:p>
      <text:p text:style-name="P56"/>
      <text:p text:style-name="P56">КАФЕДРА <text:tab/><text:tab/>Программное обеспечение ЭВМ и информационные технологии</text:p>
      <text:p text:style-name="P57"/>
      <text:p text:style-name="P16"/>
      <text:p text:style-name="P16"/>
      <text:p text:style-name="P61"><text:span text:style-name="T6">ОТЧЕТ ПО </text:span><text:span text:style-name="T7">ЛАБОРАТОРНОЙ РАБОТЕ №</text:span><text:span text:style-name="T8">4</text:span><text:span text:style-name="T7"> </text:span></text:p>
      <text:p text:style-name="P61"><text:span text:style-name="T7">«</text:span><text:span text:style-name="T8">РАБОТА СО СТЕКОМ</text:span><text:span text:style-name="T7">»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9"><text:span text:style-name="T22">Студент<text:tab/><text:tab/><text:tab/></text:span><text:span text:style-name="T23">Тузов Даниил Александрович</text:span></text:p>
      <text:p text:style-name="P18"/>
      <text:p text:style-name="P59"><text:span text:style-name="T22">Группа<text:tab/><text:tab/><text:tab/>ИУ7 – </text:span><text:span text:style-name="T24">3</text:span><text:span text:style-name="T25">2</text:span><text:span text:style-name="T22">Б </text:span></text:p>
      <text:p text:style-name="P16"/>
      <text:p text:style-name="P19">Преподаватель<text:tab/><text:tab/><text:span text:style-name="T36">Барышникова Марина Юрьевна</text:span></text:p>
      <text:p text:style-name="P19"><text:tab/><text:tab/><text:tab/><text:tab/><text:span text:style-name="T36">Силантьева Александра Васильевна</text:span></text:p>
      <text:p text:style-name="P17"/>
      <text:p text:style-name="P17"/>
      <text:p text:style-name="P17"/>
      <text:p text:style-name="P17"/>
      <text:p text:style-name="P16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62"/>
      <text:p text:style-name="P60"><text:span text:style-name="T26">20</text:span><text:span text:style-name="T27">2</text:span><text:span text:style-name="T28">3</text:span><text:span text:style-name="T26"> <text:s text:c="4"/></text:span><text:span text:style-name="T29">г.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8"><text:soft-page-break/>Оглавление</text:p>
          </text:index-title>
          <text:p text:style-name="P3"><text:a xlink:type="simple" xlink:href="#__RefHeading___Toc1493_1224043242" text:style-name="Index_20_Link" text:visited-style-name="Index_20_Link"><text:span text:style-name="T30">Описание условия задачи<text:tab/>3</text:span></text:a></text:p>
          <text:p text:style-name="P3"><text:a xlink:type="simple" xlink:href="#__RefHeading___Toc1495_1224043242" text:style-name="Index_20_Link" text:visited-style-name="Index_20_Link"><text:span text:style-name="T30">Описание технического задания<text:tab/>3</text:span></text:a></text:p>
          <text:p text:style-name="P3"><text:a xlink:type="simple" xlink:href="#__RefHeading___Toc1497_1224043242" text:style-name="Index_20_Link" text:visited-style-name="Index_20_Link"><text:span text:style-name="T30">Описание структур данных<text:tab/></text:span></text:a><text:span text:style-name="T31">4</text:span></text:p>
          <text:p text:style-name="P3"><text:a xlink:type="simple" xlink:href="#__RefHeading___Toc1499_1224043242" text:style-name="Index_20_Link" text:visited-style-name="Index_20_Link"><text:span text:style-name="T30">Описание алгоритма<text:tab/></text:span></text:a><text:span text:style-name="T33">4</text:span></text:p>
          <text:p text:style-name="P63">Описание функций…...…………………………………………………………………………..<text:span text:style-name="T66">5</text:span></text:p>
          <text:p text:style-name="P64"><text:a xlink:type="simple" xlink:href="#__RefHeading___Toc1501_1224043242" text:style-name="Index_20_Link" text:visited-style-name="Index_20_Link">Набор тестов<text:tab/></text:a><text:span text:style-name="T79">6</text:span></text:p>
          <text:p text:style-name="P5"><text:span text:style-name="T32">ЗАМЕРЫ ВРЕМЕни работы………………………………………………………………………..</text:span><text:span text:style-name="T34">7</text:span></text:p>
          <text:p text:style-name="P87"><text:span text:style-name="T30">Ответы на контрольные вопросы……………………………………………………….</text:span><text:span text:style-name="T34">..7</text:span></text:p>
          <text:p text:style-name="P4"><text:a xlink:type="simple" xlink:href="#__RefHeading___Toc1505_1224043242" text:style-name="Index_20_Link" text:visited-style-name="Index_20_Link"><text:span text:style-name="T30">Вывод……………………………………………………………………………………………………</text:span></text:a><text:span text:style-name="T34">8</text:span></text:p>
        </text:index-body>
      </text:table-of-content>
      <text:p text:style-name="P66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9" text:outline-level="1"><text:bookmark-start text:name="__RefHeading___Toc1493_1224043242"/><text:soft-page-break/><text:span text:style-name="T59">ОПИСАНИЕ</text:span> УСЛОВИЯ ЗАДАЧИ<text:bookmark-end text:name="__RefHeading___Toc1493_1224043242"/></text:h>
      <text:p text:style-name="P70">Создать программу работы со стеком, выполняющую операции добавление, удаления элементов и вывод текущего состояния стека. Реализовать стек: а) статическим массивом (дополнительно можно реализовать динамическим массивом)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p>
      <text:p text:style-name="P70">Элементами стека являются слова. Распечатайте слова в обратном порядке, каждое слово в перевернутом виде.</text:p>
      <text:p text:style-name="P69"/>
      <text:h text:style-name="P10" text:outline-level="1"><text:bookmark-start text:name="__RefHeading___Toc1495_1224043242"/>ОПИСАНИЕ ТЕХНИЧЕСКОГО ЗАДАНИЯ<text:bookmark-end text:name="__RefHeading___Toc1495_1224043242"/></text:h>
      <text:list xml:id="list1095791833" text:style-name="L1">
        <text:list-header>
          <text:p text:style-name="P92">Входные данные:</text:p>
          <text:p text:style-name="P94">Пользователю предлагается выбрать действие: добавить в стеки, удалить из стеков, вывести стек-массив, вывести стек-список, вывести результат по стек-массиву, вывести результат по стек-списку, закончить работу. При выборе добавления пользователю предлагается ввести слово длиной до 40 символов</text:p>
          <text:p text:style-name="P95"/>
          <text:p text:style-name="P93">Выходные данные:</text:p>
          <text:p text:style-name="P96">В консоль выводится <text:span text:style-name="T68">распечатанные в обратном порядке перевернутые слова и время выполнения каждого действия</text:span></text:p>
        </text:list-header>
      </text:list>
      <text:p text:style-name="P71"/>
      <text:list xml:id="list114714366948557" text:continue-numbering="true" text:style-name="L1">
        <text:list-header>
          <text:p text:style-name="P93"><text:span text:style-name="T35">Описание п</text:span>рограммы:</text:p>
          <text:p text:style-name="P94">Программа имитирует работу стека двумя способами: с помощью массива, с помощью списка</text:p>
        </text:list-header>
      </text:list>
      <text:p text:style-name="P67"/>
      <text:list xml:id="list114715629872910" text:continue-numbering="true" text:style-name="L1">
        <text:list-header>
          <text:p text:style-name="P99"><text:span text:style-name="T5">Способ о</text:span><text:span text:style-name="T3">бращени</text:span><text:span text:style-name="T5">я</text:span><text:span text:style-name="T3"> к программе:</text:span><text:span text:style-name="T4"> </text:span></text:p>
          <text:p text:style-name="P100"><text:span text:style-name="T2">В</text:span><text:span text:style-name="T1">заимодействие через консоль.</text:span></text:p>
        </text:list-header>
      </text:list>
      <text:p text:style-name="P68"/>
      <text:list xml:id="list114715142170252" text:continue-numbering="true" text:style-name="L1">
        <text:list-header>
          <text:p text:style-name="P103"><text:span text:style-name="T2">А</text:span><text:span text:style-name="T1">варийные ситуации:</text:span></text:p>
        </text:list-header>
        <text:list-item>
          <text:p text:style-name="P97">Любой некорректный ввод данных в программе<text:line-break/>Код ошибки — 1</text:p>
        </text:list-item>
        <text:list-item>
          <text:p text:style-name="P97">Ошибка <text:span text:style-name="T68">длины введенного слова</text:span><text:line-break/>Код ошибки — 2 </text:p>
        </text:list-item>
        <text:list-item>
          <text:p text:style-name="P97"><text:soft-page-break/>Ошибка <text:span text:style-name="T68">при удалении из пустого стека</text:span><text:line-break/>Код ошибки — 3</text:p>
        </text:list-item>
        <text:list-item>
          <text:p text:style-name="P97">Ошибка <text:span text:style-name="T68">переполнения, если в стеке уже 100 элементов</text:span><text:line-break/>Код ошибки — 4</text:p>
        </text:list-item>
        <text:list-item>
          <text:p text:style-name="P97">Ошибка <text:span text:style-name="T60">работы с памятью</text:span><text:line-break/>Код ошибки — 5 </text:p>
          <text:p text:style-name="P97"/>
        </text:list-item>
      </text:list>
      <text:h text:style-name="P13" text:outline-level="1"><text:bookmark-start text:name="__RefHeading___Toc1497_1224043242"/>ОПИСАНИЕ СТРУКТУР ДАННЫХ<text:bookmark-end text:name="__RefHeading___Toc1497_1224043242"/></text:h>
      <text:p text:style-name="P42">Стек в виде массива слов</text:p>
      <text:p text:style-name="P86"><text:span text:style-name="T37">char</text:span> <text:span text:style-name="T47">arr</text:span>[N][WORD_LEN + <text:span text:style-name="T69">1</text:span>]</text:p>
      <text:p text:style-name="P86"/>
      <text:p text:style-name="P29"/>
      <text:p text:style-name="P41"><text:span text:style-name="T50">С</text:span><text:span text:style-name="T72">тек в виде списка слов</text:span></text:p>
      <text:p text:style-name="P28"><text:span text:style-name="T72">word</text:span> – <text:span text:style-name="T72">слово, которое хранится в узле списка</text:span></text:p>
      <text:p text:style-name="P39"><text:span text:style-name="T72">next</text:span><text:span text:style-name="T73"> – </text:span><text:span text:style-name="T72">следующий узел списка</text:span></text:p>
      <text:p text:style-name="P81"><text:span text:style-name="T40">typedef</text:span><text:span text:style-name="T55"> </text:span><text:span text:style-name="T40">struct</text:span><text:span text:style-name="T55"> </text:span><text:span text:style-name="T46">stack_list</text:span></text:p>
      <text:p text:style-name="P82">{</text:p>
      <text:p text:style-name="P82"><text:span text:style-name="T37">char</text:span> <text:span text:style-name="T47">word</text:span>[WORD_LEN + <text:span text:style-name="T69">1</text:span>];</text:p>
      <text:p text:style-name="P82"><text:span text:style-name="T37">struct</text:span> <text:span text:style-name="T44">stack_list</text:span> <text:span text:style-name="T37">*</text:span><text:span text:style-name="T47">next</text:span>;</text:p>
      <text:p text:style-name="P82">} <text:span text:style-name="T44">stack_list_t</text:span>;</text:p>
      <text:p text:style-name="P80"/>
      <text:h text:style-name="P14" text:outline-level="1"><text:bookmark-start text:name="__RefHeading___Toc1499_1224043242"/>ОПИСАНИЕ АЛГОРИТМА<text:bookmark-end text:name="__RefHeading___Toc1499_1224043242"/></text:h>
      <text:list xml:id="list445720225" text:style-name="L2">
        <text:list-item>
          <text:p text:style-name="P98">Пользователь выбирает действие</text:p>
        </text:list-item>
        <text:list-item>
          <text:p text:style-name="P98">Согласно выбранному действию вызывается соответствующая функция</text:p>
        </text:list-item>
        <text:list-item>
          <text:p text:style-name="P98">Выполняется логика этой функции</text:p>
        </text:list-item>
        <text:list-item>
          <text:p text:style-name="P98">Если во время выполнения функции возникла ошибка, то выводится сообщение, поясняющее эту ошибку</text:p>
        </text:list-item>
        <text:list-item>
          <text:p text:style-name="P98">Если ошибки не возникло, возвращаемся к 1 пункту</text:p>
        </text:list-item>
      </text:list>
      <text:p text:style-name="P73"/>
      <text:p text:style-name="P73"/>
      <text:p text:style-name="P73"/>
      <text:p text:style-name="P73"/>
      <text:p text:style-name="P73"/>
      <text:p text:style-name="P73"/>
      <text:p text:style-name="P72"/>
      <text:h text:style-name="P8" text:outline-level="1"><text:soft-page-break/>ОПИСАНИЕ ФУНКЦИЙ</text:h>
      <text:p text:style-name="P79"><text:span text:style-name="T41">void</text:span><text:span text:style-name="T61"> </text:span><text:span text:style-name="T54">description</text:span><text:span text:style-name="T61">();</text:span><text:span text:style-name="T10"> – </text:span><text:span text:style-name="T11">функция выводит описание работы программы</text:span></text:p>
      <text:p text:style-name="P91"><text:span text:style-name="T39">int</text:span><text:span text:style-name="T43"> </text:span><text:span text:style-name="T53">read_str</text:span><text:span text:style-name="T43">(</text:span><text:span text:style-name="T39">char</text:span><text:span text:style-name="T43"> </text:span><text:span text:style-name="T49">str</text:span><text:span text:style-name="T43">[WORD_LEN + </text:span><text:span text:style-name="T71">1</text:span><text:span text:style-name="T43">]);</text:span><text:span text:style-name="T17"> </text:span><text:span text:style-name="T16">–</text:span><text:span text:style-name="T17"> </text:span><text:span text:style-name="T18">функция, которая считывает слово из консоли и записывает его в str. Возвращает код ошибки</text:span></text:p>
      <text:p text:style-name="P84"><text:span text:style-name="T37">void</text:span> <text:span text:style-name="T51">print_str</text:span>(<text:span text:style-name="T37">char</text:span> <text:span text:style-name="T37">*</text:span><text:span text:style-name="T47">str</text:span>);<text:span text:style-name="T9"> </text:span><text:span text:style-name="T12">–</text:span><text:span text:style-name="T9"> </text:span><text:span text:style-name="T13">функция, которая печатает строку str в консоль</text:span></text:p>
      <text:p text:style-name="P89"/>
      <text:p text:style-name="P84"><text:span text:style-name="T37">void</text:span> <text:span text:style-name="T51">reverse_print_str</text:span>(<text:span text:style-name="T37">char</text:span> <text:span text:style-name="T37">*</text:span><text:span text:style-name="T47">str</text:span>);<text:span text:style-name="T9"> </text:span><text:span text:style-name="T12">–</text:span><text:span text:style-name="T9"> </text:span><text:span text:style-name="T13">функция, которая печатает перевернутую строку str в консоль</text:span></text:p>
      <text:p text:style-name="P83"/>
      <text:p text:style-name="P91"><text:span text:style-name="T39">int</text:span><text:span text:style-name="T43"> </text:span><text:span text:style-name="T53">pop_stack_arr</text:span><text:span text:style-name="T43">(</text:span><text:span text:style-name="T39">char</text:span><text:span text:style-name="T43"> </text:span><text:span text:style-name="T49">stack</text:span><text:span text:style-name="T43">[][WORD_LEN + </text:span><text:span text:style-name="T71">1</text:span><text:span text:style-name="T43">], </text:span><text:span text:style-name="T39">size_t</text:span><text:span text:style-name="T43"> </text:span><text:span text:style-name="T39">*</text:span><text:span text:style-name="T49">size</text:span><text:span text:style-name="T43">);</text:span><text:span text:style-name="T17"> </text:span><text:span text:style-name="T16">–</text:span><text:span text:style-name="T17"> </text:span><text:span text:style-name="T18">функция удаляет из стек-массива stack размера size верхний элемент. Возвращает код ошибки</text:span></text:p>
      <text:p text:style-name="P90"><text:span text:style-name="T38">int</text:span><text:span text:style-name="T42"> </text:span><text:span text:style-name="T52">push_stack_arr</text:span><text:span text:style-name="T42">(</text:span><text:span text:style-name="T38">char</text:span><text:span text:style-name="T42"> </text:span><text:span text:style-name="T48">stack</text:span><text:span text:style-name="T42">[][WORD_LEN + </text:span><text:span text:style-name="T70">1</text:span><text:span text:style-name="T42">], </text:span><text:span text:style-name="T38">size_t</text:span><text:span text:style-name="T42"> </text:span><text:span text:style-name="T38">*</text:span><text:span text:style-name="T48">size</text:span><text:span text:style-name="T42">, </text:span><text:span text:style-name="T38">char</text:span><text:span text:style-name="T42"> </text:span><text:span text:style-name="T38">*</text:span><text:span text:style-name="T48">str</text:span><text:span text:style-name="T42">);</text:span><text:span text:style-name="T15"> </text:span><text:span text:style-name="T16">–</text:span><text:span text:style-name="T15"> </text:span><text:span text:style-name="T19">функция добавляет в стек-массив stack размера size элемент str. Возвращает код ошибки</text:span></text:p>
      <text:p text:style-name="P85"/>
      <text:p text:style-name="P90"><text:span text:style-name="T38">void</text:span><text:span text:style-name="T42"> </text:span><text:span text:style-name="T52">print_stack_arr</text:span><text:span text:style-name="T42">(</text:span><text:span text:style-name="T38">char</text:span><text:span text:style-name="T42"> </text:span><text:span text:style-name="T48">stack</text:span><text:span text:style-name="T42">[][WORD_LEN + </text:span><text:span text:style-name="T70">1</text:span><text:span text:style-name="T42">], </text:span><text:span text:style-name="T38">size_t</text:span><text:span text:style-name="T42"> </text:span><text:span text:style-name="T48">size</text:span><text:span text:style-name="T42">);</text:span><text:span text:style-name="T15"> </text:span><text:span text:style-name="T16">–</text:span><text:span text:style-name="T15"> </text:span><text:span text:style-name="T19">функция печатает стек-массив stack размера size</text:span></text:p>
      <text:p text:style-name="P89"/>
      <text:p text:style-name="P84"><text:span text:style-name="T37">void</text:span> <text:span text:style-name="T51">print_res_stack_array</text:span>(<text:span text:style-name="T37">char</text:span> <text:span text:style-name="T47">stack</text:span>[][WORD_LEN + <text:span text:style-name="T69">1</text:span>], <text:span text:style-name="T37">size_t</text:span> <text:span text:style-name="T47">size</text:span>);<text:span text:style-name="T9"> </text:span><text:span text:style-name="T12">–</text:span><text:span text:style-name="T9"> </text:span><text:span text:style-name="T13">функция печатает результат, записанный в стек-массиве stack размера size</text:span></text:p>
      <text:p text:style-name="P78"/>
      <text:p text:style-name="P91"><text:span text:style-name="T39">void</text:span><text:span text:style-name="T43"> </text:span><text:span text:style-name="T53">free_stack_list</text:span><text:span text:style-name="T43">(</text:span><text:span text:style-name="T45">stack_list_t</text:span><text:span text:style-name="T43"> </text:span><text:span text:style-name="T39">*</text:span><text:span text:style-name="T49">head</text:span><text:span text:style-name="T43">);</text:span><text:span text:style-name="T17"> </text:span><text:span text:style-name="T16">–</text:span><text:span text:style-name="T17"> </text:span><text:span text:style-name="T18">функция освобождает память из под стек-списка head</text:span></text:p>
      <text:p text:style-name="P84"><text:span text:style-name="T37">int</text:span> <text:span text:style-name="T51">pop_stack_list</text:span>(<text:span text:style-name="T44">stack_list_t</text:span> <text:span text:style-name="T37">**</text:span><text:span text:style-name="T47">head</text:span>, <text:span text:style-name="T37">size_t</text:span> <text:span text:style-name="T37">*</text:span><text:span text:style-name="T47">size</text:span>); <text:span text:style-name="T12">–</text:span><text:span text:style-name="T9"> </text:span><text:span text:style-name="T13">функция удаляет верхний элемент из стек-списка head размера size. Возвращает код ошибки</text:span></text:p>
      <text:p text:style-name="P89"/>
      <text:p text:style-name="P84"><text:span text:style-name="T37">int</text:span> <text:span text:style-name="T51">push_stack_list</text:span>(<text:span text:style-name="T44">stack_list_t</text:span> <text:span text:style-name="T37">**</text:span><text:span text:style-name="T47">head</text:span>, <text:span text:style-name="T37">size_t</text:span> <text:span text:style-name="T37">*</text:span><text:span text:style-name="T47">size</text:span>, <text:span text:style-name="T37">char</text:span> <text:span text:style-name="T37">*</text:span><text:span text:style-name="T47">str</text:span>);<text:span text:style-name="T9"> </text:span><text:span text:style-name="T12">–</text:span><text:span text:style-name="T9">- </text:span><text:span text:style-name="T13">функция добавляет в стек-список head размера size. Возвращает код ошибки</text:span></text:p>
      <text:p text:style-name="P89"/>
      <text:p text:style-name="P84"><text:span text:style-name="T37">void</text:span> <text:span text:style-name="T51">print_stack_list</text:span>(<text:span text:style-name="T44">stack_list_t</text:span> <text:span text:style-name="T37">*</text:span><text:span text:style-name="T47">head</text:span>);<text:span text:style-name="T9"> </text:span><text:span text:style-name="T12">–</text:span><text:span text:style-name="T9"> </text:span><text:span text:style-name="T13">функция печатает стек-список head</text:span></text:p>
      <text:p text:style-name="P89"/>
      <text:p text:style-name="P84"><text:span text:style-name="T37">void</text:span> <text:span text:style-name="T51">print_res_stack_list</text:span>(<text:span text:style-name="T44">stack_list_t</text:span> <text:span text:style-name="T37">*</text:span><text:span text:style-name="T47">head</text:span>);<text:span text:style-name="T9"> </text:span><text:span text:style-name="T12">–</text:span><text:span text:style-name="T9"> </text:span><text:span text:style-name="T13">функция печатает </text:span><text:span text:style-name="T14">результат по стек-списку head</text:span></text:p>
      <text:h text:style-name="P12" text:outline-level="1"><text:bookmark-start text:name="__RefHeading___Toc1501_1224043242"/><text:soft-page-break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0">№</text:p>
          </table:table-cell>
          <table:table-cell table:style-name="Таблица2.A1" office:value-type="string">
            <text:p text:style-name="P20"><text:span text:style-name="T56">Описание</text:span> теста</text:p>
          </table:table-cell>
          <table:table-cell table:style-name="Таблица2.A1" office:value-type="string">
            <text:p text:style-name="P21">Ввод пользователя</text:p>
          </table:table-cell>
          <table:table-cell table:style-name="Таблица2.D1" office:value-type="string">
            <text:p text:style-name="P21">Ответ программы</text:p>
          </table:table-cell>
        </table:table-row>
        <table:table-row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22">Выбор <text:span text:style-name="T74">действия</text:span></text:p>
          </table:table-cell>
          <table:table-cell table:style-name="Таблица2.A2" office:value-type="string">
            <text:p text:style-name="P21">1</text:p>
          </table:table-cell>
          <table:table-cell table:style-name="Таблица2.D2" office:value-type="string">
            <text:p text:style-name="P22"><text:span text:style-name="T74">Добавить элемент в стеки</text:span> </text:p>
          </table:table-cell>
        </table:table-row>
        <table:table-row table:style-name="Таблица2.3">
          <table:table-cell table:style-name="Таблица2.A2" office:value-type="string">
            <text:p text:style-name="P31">2</text:p>
          </table:table-cell>
          <table:table-cell table:style-name="Таблица2.A2" office:value-type="string">
            <text:p text:style-name="P23">Выбор <text:span text:style-name="T74">действия</text:span></text:p>
          </table:table-cell>
          <table:table-cell table:style-name="Таблица2.A2" office:value-type="string">
            <text:p text:style-name="P22">2</text:p>
          </table:table-cell>
          <table:table-cell table:style-name="Таблица2.D2" office:value-type="string">
            <text:p text:style-name="P25">Удалить элемент из стека</text:p>
          </table:table-cell>
        </table:table-row>
        <table:table-row table:style-name="Таблица2.3">
          <table:table-cell table:style-name="Таблица2.A2" office:value-type="string">
            <text:p text:style-name="P31">3</text:p>
          </table:table-cell>
          <table:table-cell table:style-name="Таблица2.A2" office:value-type="string">
            <text:p text:style-name="P23">Выбор <text:span text:style-name="T74">действия</text:span></text:p>
          </table:table-cell>
          <table:table-cell table:style-name="Таблица2.A2" office:value-type="string">
            <text:p text:style-name="P21"><text:s/><text:span text:style-name="T62">3</text:span></text:p>
          </table:table-cell>
          <table:table-cell table:style-name="Таблица2.D2" office:value-type="string">
            <text:p text:style-name="P25">Вывести стек-массив</text:p>
          </table:table-cell>
        </table:table-row>
        <table:table-row table:style-name="Таблица2.3">
          <table:table-cell table:style-name="Таблица2.A2" office:value-type="string">
            <text:p text:style-name="P31">4</text:p>
          </table:table-cell>
          <table:table-cell table:style-name="Таблица2.A2" office:value-type="string">
            <text:p text:style-name="P23">Выбор <text:span text:style-name="T74">действия</text:span></text:p>
          </table:table-cell>
          <table:table-cell table:style-name="Таблица2.A2" office:value-type="string">
            <text:p text:style-name="P25">4</text:p>
          </table:table-cell>
          <table:table-cell table:style-name="Таблица2.D2" office:value-type="string">
            <text:p text:style-name="P25">Вывести стек-лист</text:p>
          </table:table-cell>
        </table:table-row>
        <table:table-row table:style-name="Таблица2.3">
          <table:table-cell table:style-name="Таблица2.A2" office:value-type="string">
            <text:p text:style-name="P32">5</text:p>
          </table:table-cell>
          <table:table-cell table:style-name="Таблица2.A2" office:value-type="string">
            <text:p text:style-name="P23">Выбор <text:span text:style-name="T74">действия</text:span></text:p>
          </table:table-cell>
          <table:table-cell table:style-name="Таблица2.A2" office:value-type="string">
            <text:p text:style-name="P25">5</text:p>
          </table:table-cell>
          <table:table-cell table:style-name="Таблица2.D2" office:value-type="string">
            <text:p text:style-name="P25">Вывести результат по стек-массиву</text:p>
          </table:table-cell>
        </table:table-row>
        <table:table-row table:style-name="Таблица2.3">
          <table:table-cell table:style-name="Таблица2.A2" office:value-type="string">
            <text:p text:style-name="P33">6</text:p>
          </table:table-cell>
          <table:table-cell table:style-name="Таблица2.A2" office:value-type="string">
            <text:p text:style-name="P23">Выбор <text:span text:style-name="T74">действия</text:span></text:p>
          </table:table-cell>
          <table:table-cell table:style-name="Таблица2.A2" office:value-type="string">
            <text:p text:style-name="P25">6</text:p>
          </table:table-cell>
          <table:table-cell table:style-name="Таблица2.D2" office:value-type="string">
            <text:p text:style-name="P25">Вывести результат по стек-листу</text:p>
          </table:table-cell>
        </table:table-row>
        <table:table-row table:style-name="Таблица2.3">
          <table:table-cell table:style-name="Таблица2.A2" office:value-type="string">
            <text:p text:style-name="P33">7</text:p>
          </table:table-cell>
          <table:table-cell table:style-name="Таблица2.A2" office:value-type="string">
            <text:p text:style-name="P23">Выбор <text:span text:style-name="T74">действия</text:span></text:p>
          </table:table-cell>
          <table:table-cell table:style-name="Таблица2.A2" office:value-type="string">
            <text:p text:style-name="P25">0</text:p>
          </table:table-cell>
          <table:table-cell table:style-name="Таблица2.D2" office:value-type="string">
            <text:p text:style-name="P25">Выход из программы</text:p>
          </table:table-cell>
        </table:table-row>
        <table:table-row table:style-name="Таблица2.3">
          <table:table-cell table:style-name="Таблица2.A2" office:value-type="string">
            <text:p text:style-name="P34">8</text:p>
          </table:table-cell>
          <table:table-cell table:style-name="Таблица2.A2" office:value-type="string">
            <text:p text:style-name="P23">Выбор <text:span text:style-name="T74">действия</text:span></text:p>
          </table:table-cell>
          <table:table-cell table:style-name="Таблица2.A2" office:value-type="string">
            <text:p text:style-name="P25">7</text:p>
          </table:table-cell>
          <table:table-cell table:style-name="Таблица2.D2" office:value-type="string">
            <text:p text:style-name="P25">Ошибка ввода действия</text:p>
          </table:table-cell>
        </table:table-row>
        <table:table-row table:style-name="Таблица2.3">
          <table:table-cell table:style-name="Таблица2.A2" office:value-type="string">
            <text:p text:style-name="P35">9</text:p>
          </table:table-cell>
          <table:table-cell table:style-name="Таблица2.A2" office:value-type="string">
            <text:p text:style-name="P25">Ввод слова</text:p>
          </table:table-cell>
          <table:table-cell table:style-name="Таблица2.A2" office:value-type="string">
            <text:p text:style-name="P25">Пустой ввод</text:p>
          </table:table-cell>
          <table:table-cell table:style-name="Таблица2.D2" office:value-type="string">
            <text:p text:style-name="P22">Ошибка <text:span text:style-name="T74">длины слова</text:span></text:p>
          </table:table-cell>
        </table:table-row>
        <table:table-row table:style-name="Таблица2.3">
          <table:table-cell table:style-name="Таблица2.A2" office:value-type="string">
            <text:p text:style-name="P36">10 </text:p>
          </table:table-cell>
          <table:table-cell table:style-name="Таблица2.A2" office:value-type="string">
            <text:p text:style-name="P25">Ввод слова</text:p>
          </table:table-cell>
          <table:table-cell table:style-name="Таблица2.A2" office:value-type="string">
            <text:p text:style-name="P25">Строка длиной более 40 символов</text:p>
          </table:table-cell>
          <table:table-cell table:style-name="Таблица2.D2" office:value-type="string">
            <text:p text:style-name="P26"><text:span text:style-name="T62">Ошибка </text:span><text:span text:style-name="T74">длины слова</text:span> </text:p>
          </table:table-cell>
        </table:table-row>
        <table:table-row table:style-name="Таблица2.3">
          <table:table-cell table:style-name="Таблица2.A2" office:value-type="string">
            <text:p text:style-name="P36">11</text:p>
          </table:table-cell>
          <table:table-cell table:style-name="Таблица2.A2" office:value-type="string">
            <text:p text:style-name="P25">Ввод слова</text:p>
          </table:table-cell>
          <table:table-cell table:style-name="Таблица2.A2" office:value-type="string">
            <text:p text:style-name="P25">Hello</text:p>
          </table:table-cell>
          <table:table-cell table:style-name="Таблица2.D2" office:value-type="string">
            <text:p text:style-name="P25">Слово успешно введено</text:p>
          </table:table-cell>
        </table:table-row>
        <table:table-row table:style-name="Таблица2.3">
          <table:table-cell table:style-name="Таблица2.A2" office:value-type="string">
            <text:p text:style-name="P36">12</text:p>
          </table:table-cell>
          <table:table-cell table:style-name="Таблица2.A2" office:value-type="string">
            <text:p text:style-name="P25">Добавление в стек</text:p>
          </table:table-cell>
          <table:table-cell table:style-name="Таблица2.A2" office:value-type="string">
            <text:p text:style-name="P25">Размер стека 100</text:p>
          </table:table-cell>
          <table:table-cell table:style-name="Таблица2.D2" office:value-type="string">
            <text:p text:style-name="P22">Ошибка <text:span text:style-name="T74">переполнения стека</text:span></text:p>
          </table:table-cell>
        </table:table-row>
        <table:table-row table:style-name="Таблица2.3">
          <table:table-cell table:style-name="Таблица2.A2" office:value-type="string">
            <text:p text:style-name="P37">13</text:p>
          </table:table-cell>
          <table:table-cell table:style-name="Таблица2.A2" office:value-type="string">
            <text:p text:style-name="P25">Добавление в стек</text:p>
          </table:table-cell>
          <table:table-cell table:style-name="Таблица2.A2" office:value-type="string">
            <text:p text:style-name="P25">Размер стека 0-99</text:p>
          </table:table-cell>
          <table:table-cell table:style-name="Таблица2.D2" office:value-type="string">
            <text:p text:style-name="P27">Успешно добавлено </text:p>
          </table:table-cell>
        </table:table-row>
        <table:table-row table:style-name="Таблица2.3">
          <table:table-cell table:style-name="Таблица2.A2" office:value-type="string">
            <text:p text:style-name="P38">14</text:p>
          </table:table-cell>
          <table:table-cell table:style-name="Таблица2.A2" office:value-type="string">
            <text:p text:style-name="P27">Удаление из стека</text:p>
          </table:table-cell>
          <table:table-cell table:style-name="Таблица2.A2" office:value-type="string">
            <text:p text:style-name="P27">Размер стека <text:s/>0</text:p>
          </table:table-cell>
          <table:table-cell table:style-name="Таблица2.D2" office:value-type="string">
            <text:p text:style-name="P24">Ошибка <text:span text:style-name="T75">удаления из пустого стека</text:span></text:p>
          </table:table-cell>
        </table:table-row>
        <table:table-row table:style-name="Таблица2.3">
          <table:table-cell table:style-name="Таблица2.A2" office:value-type="string">
            <text:p text:style-name="P38">15</text:p>
          </table:table-cell>
          <table:table-cell table:style-name="Таблица2.A2" office:value-type="string">
            <text:p text:style-name="P27">Удаление из стека</text:p>
          </table:table-cell>
          <table:table-cell table:style-name="Таблица2.A2" office:value-type="string">
            <text:p text:style-name="P27">Размер стека больше 0</text:p>
          </table:table-cell>
          <table:table-cell table:style-name="Таблица2.D2" office:value-type="string">
            <text:p text:style-name="P27">Успешно удалено</text:p>
          </table:table-cell>
        </table:table-row>
        <table:table-row table:style-name="Таблица2.3">
          <table:table-cell table:style-name="Таблица2.A2" office:value-type="string">
            <text:p text:style-name="P38">16</text:p>
          </table:table-cell>
          <table:table-cell table:style-name="Таблица2.A2" office:value-type="string">
            <text:p text:style-name="P27">Вывод стека/результата</text:p>
          </table:table-cell>
          <table:table-cell table:style-name="Таблица2.A2" office:value-type="string">
            <text:p text:style-name="P27">Размер стека 0</text:p>
          </table:table-cell>
          <table:table-cell table:style-name="Таблица2.D2" office:value-type="string">
            <text:p text:style-name="P27">Предупреждение, что стек пуст</text:p>
          </table:table-cell>
        </table:table-row>
        <table:table-row table:style-name="Таблица2.3">
          <table:table-cell table:style-name="Таблица2.A2" office:value-type="string">
            <text:p text:style-name="P40">17</text:p>
          </table:table-cell>
          <table:table-cell table:style-name="Таблица2.A2" office:value-type="string">
            <text:p text:style-name="P27">Вывод стека</text:p>
          </table:table-cell>
          <table:table-cell table:style-name="Таблица2.A2" office:value-type="string">
            <text:p text:style-name="P27">Hello<text:line-break/>World</text:p>
          </table:table-cell>
          <table:table-cell table:style-name="Таблица2.D2" office:value-type="string">
            <text:p text:style-name="P27">dlorW olleH</text:p>
          </table:table-cell>
        </table:table-row>
      </table:table>
      <text:h text:style-name="P7" text:outline-level="1"><text:soft-page-break/>ЗАМЕРЫ ВРЕМЕНИ РАБОТЫ</text:h>
      <text:p text:style-name="P46"><text:span text:style-name="T64">В ходе эксперимента для получения результатов проводилось </text:span><text:span text:style-name="T63">100</text:span><text:span text:style-name="T64"> замеров по времени. Усредненный результат представлен в таблице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row>
          <table:table-cell table:style-name="Таблица3.A1" table:number-rows-spanned="2" office:value-type="string">
            <text:p text:style-name="P47"/>
          </table:table-cell>
          <table:table-cell table:style-name="Таблица3.A1" table:number-columns-spanned="2" office:value-type="string">
            <text:p text:style-name="P49">Удаление</text:p>
          </table:table-cell>
          <table:covered-table-cell/>
          <table:table-cell table:style-name="Таблица3.D1" table:number-columns-spanned="2" office:value-type="string">
            <text:p text:style-name="P49">Добавление</text:p>
          </table:table-cell>
          <table:covered-table-cell/>
        </table:table-row>
        <table:table-row>
          <table:covered-table-cell table:style-name="Таблица3.A1"/>
          <table:table-cell table:style-name="Таблица3.B2" office:value-type="string">
            <text:p text:style-name="P49">М</text:p>
          </table:table-cell>
          <table:table-cell table:style-name="Таблица3.B2" office:value-type="string">
            <text:p text:style-name="P49">С</text:p>
          </table:table-cell>
          <table:table-cell table:style-name="Таблица3.B2" office:value-type="string">
            <text:p text:style-name="P49">М</text:p>
          </table:table-cell>
          <table:table-cell table:style-name="Таблица3.E2" office:value-type="string">
            <text:p text:style-name="P49">С</text:p>
          </table:table-cell>
        </table:table-row>
        <table:table-row table:style-name="Таблица3.3">
          <table:table-cell table:style-name="Таблица3.B2" office:value-type="string">
            <text:p text:style-name="P48">Время <text:span text:style-name="T77">выполнения операции</text:span></text:p>
          </table:table-cell>
          <table:table-cell table:style-name="Таблица3.B2" office:value-type="string">
            <text:p text:style-name="P50">0.0036</text:p>
          </table:table-cell>
          <table:table-cell table:style-name="Таблица3.B2" office:value-type="string">
            <text:p text:style-name="P50">0.0111</text:p>
          </table:table-cell>
          <table:table-cell table:style-name="Таблица3.B2" office:value-type="string">
            <text:p text:style-name="P50">0.<text:span text:style-name="T84">00</text:span>1<text:span text:style-name="T84">2</text:span></text:p>
          </table:table-cell>
          <table:table-cell table:style-name="Таблица3.E2" office:value-type="string">
            <text:p text:style-name="P50">0.<text:span text:style-name="T85">00</text:span>2<text:span text:style-name="T85">2</text:span></text:p>
          </table:table-cell>
        </table:table-row>
      </table:table>
      <text:p text:style-name="P43">*<text:span text:style-name="T63">Значения</text:span><text:span text:style-name="T57"> времени в таблице представлены в миллисекундах</text:span></text:p>
      <text:p text:style-name="P43">** <text:span text:style-name="T65">М<text:tab/> – </text:span><text:span text:style-name="T76">массив</text:span><text:span text:style-name="T65">, </text:span><text:span text:style-name="T76">С</text:span><text:span text:style-name="T65"> – </text:span><text:span text:style-name="T76">список</text:span></text:p>
      <text:h text:style-name="P10" text:outline-level="1">ОТВЕТЫ НА КОНТРОЛЬНЫЕ ВОПРОСЫ</text:h>
      <text:p text:style-name="P77">1. Что такое стек?</text:p>
      <text:p text:style-name="P74">Стек – это последовательный список с переменной длиной, в котором</text:p>
      <text:p text:style-name="P74">включение и исключение элементов происходит только с одной стороны – с его вершины.</text:p>
      <text:p text:style-name="P77">2. Каким образом и сколько памяти выделяется под хранение стека при различной его реализации?</text:p>
      <text:p text:style-name="P75">При хранении стека в виде массива выделяется память только под сами значения элементов стека. В случае моей задачи 40 байт на хранение слова. При хранении стека в виде списка выделяется память под хранение значения элемента и указатель на следующий элемент. В случае моей задачи 40 байт + 8 байт. Соответственно реализация стека методом списка проигрывает по памяти.</text:p>
      <text:p text:style-name="P77">3. Каким образом освобождается память при удалении элемента стека при различной реализации стека?</text:p>
      <text:p text:style-name="P75">При реализации через статический массив значение элемента затирается. При реализации через список освобождается динамически выделенная память</text:p>
      <text:p text:style-name="P77">4. Что происходит с элементами стека при его просмотре?</text:p>
      <text:p text:style-name="P76">При просмотре стека элементы поочередно достаются из стека, обрабатываются и помещаются обратно в стек в том же порядке</text:p>
      <text:p text:style-name="P77">5. Каким образом эффективнее реализовывать стек? От чего это зависит?</text:p>
      <text:p text:style-name="P76">По времени эффективнее использовать <text:span text:style-name="T81">статический массив</text:span>. По памяти <text:span text:style-name="T81">тоже</text:span> эффективнее использовать <text:span text:style-name="T81">статический </text:span>массив. </text:p>
      <text:h text:style-name="P11" text:outline-level="1"><text:soft-page-break/>ВЫВОД</text:h>
      <text:p text:style-name="P44">В рамках этой лабораторной работ<text:span text:style-name="T58">ы</text:span> я <text:span text:style-name="T67">научился работать с</text:span><text:span text:style-name="T78">о стеком</text:span><text:span text:style-name="T67">. Я </text:span><text:span text:style-name="T78">реализовал работу со стеком двумя способами: с помощью статического массива и с помощью связного списка</text:span><text:span text:style-name="T67">. Сравнив время </text:span><text:span text:style-name="T78">добавления в стек и удаления из него я пришел к выводу</text:span><text:span text:style-name="T67">: </text:span></text:p>
      <text:list xml:id="list3524771869" text:style-name="L3">
        <text:list-item>
          <text:p text:style-name="P101">По памяти эффективнее использовать стек-массив. (Стек-лист занимает на 20% больше памяти в случае моей задачи)</text:p>
        </text:list-item>
        <text:list-item>
          <text:p text:style-name="P101">По времени эффективнее использовать стек-<text:span text:style-name="T82">массив</text:span>. <text:span text:style-name="T82">(Для стек-массива производится меньше операций</text:span><text:span text:style-name="T83">)</text:span></text:p>
        </text:list-item>
      </text:list>
      <text:list xml:id="list3151353007" text:style-name="L4">
        <text:list-item>
          <text:p text:style-name="P102">Для добавления выигрыш в 2 раза</text:p>
        </text:list-item>
        <text:list-item>
          <text:p text:style-name="P102">Для удаления порядка 3 раз</text:p>
        </text:list-item>
      </text:list>
      <text:p text:style-name="P45"/>
      <text:h text:style-name="P6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8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321</meta:editing-cycles>
    <meta:print-date>2019-11-26T17:37:00</meta:print-date>
    <meta:creation-date>2018-12-20T06:53:00</meta:creation-date>
    <dc:date>2023-10-24T11:47:08.354419933</dc:date>
    <meta:editing-duration>P1DT1H2M21S</meta:editing-duration>
    <meta:generator>LibreOffice/7.3.7.2$Linux_X86_64 LibreOffice_project/30$Build-2</meta:generator>
    <meta:document-statistic meta:table-count="3" meta:image-count="1" meta:object-count="0" meta:page-count="8" meta:paragraph-count="182" meta:word-count="1019" meta:character-count="7437" meta:non-whitespace-character-count="65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